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 style:list-style-name="L6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 style:list-style-name="L7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8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10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4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5" style:family="paragraph" style:parent-style-name="Text_20_body" style:list-style-name="L6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6" style:family="paragraph" style:parent-style-name="Text_20_body" style:list-style-name="L1">
      <style:paragraph-properties fo:margin-top="0in" fo:margin-bottom="0in" loext:contextual-spacing="false" style:line-height-at-least="0.2291in" fo:widows="1"/>
    </style:style>
    <style:style style:name="P17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18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9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3" style:family="text">
      <style:text-properties style:text-position="33% 80%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DATA COMPRESSION STUDY GUIDE</text:h>
      <text:p text:style-name="P8"><text:line-break/><text:span text:style-name="T1">Terminology and Basics</text:span></text:p>
      <text:list xml:id="list2870350020152395244" text:style-name="L1">
        <text:list-item>
          <text:p text:style-name="P16"><text:span text:style-name="T2">Why compress? To save space </text:span><text:span text:style-name="Emphasis"><text:span text:style-name="T2">and </text:span></text:span><text:span text:style-name="T2">time.</text:span></text:p>
        </text:list-item>
        <text:list-item>
          <text:p text:style-name="P10">How does compression work? Compression takes advantage of structure within data.</text:p>
        </text:list-item>
        <text:list-item>
          <text:p text:style-name="P10">What sort of data does not compress well? Random data.</text:p>
        </text:list-item>
        <text:list-item>
          <text:p text:style-name="P10">Lossy compression can further reduce file sizes by throwing away unimportant information.</text:p>
        </text:list-item>
        <text:list-item>
          <text:p text:style-name="P10">What is the compression ratio?</text:p>
        </text:list-item>
        <text:list-item>
          <text:p text:style-name="P10">Why can no compression algorithm possibly compress all bit streams?</text:p>
        </text:list-item>
        <text:list-item>
          <text:p text:style-name="P1">What fraction of bitstreams can be compressed in half by a general-purpose algorithm?</text:p>
        </text:list-item>
      </text:list>
      <text:p text:style-name="P9">Run-length coding</text:p>
      <text:list xml:id="list3090912719952524482" text:style-name="L2">
        <text:list-item>
          <text:p text:style-name="P11">Takes advantage of repeated binary digits.</text:p>
        </text:list-item>
        <text:list-item>
          <text:p text:style-name="P2">How do you handle runs of length more than 2<text:span text:style-name="T3">M</text:span>?</text:p>
        </text:list-item>
      </text:list>
      <text:p text:style-name="P9">Huffman coding</text:p>
      <text:list xml:id="list5234093577448437003" text:style-name="L3">
        <text:list-item>
          <text:p text:style-name="P12">Basic idea: Variable length codewords to represent fixed length characters. More common characters are represented by shorter codewords.</text:p>
        </text:list-item>
        <text:list-item>
          <text:p text:style-name="P12">What is a prefix-free code? Why is it important that Huffman coding use a prefix-free code? Would encoding work with a non prefix-free code? Would decoding work?</text:p>
        </text:list-item>
        <text:list-item>
          <text:p text:style-name="P12">Why is it necessary to transmit the coding trie? Why don't we have to do something similar with run length encoding or LZW?</text:p>
        </text:list-item>
        <text:list-item>
          <text:p text:style-name="P12">Why do we typically use an array for encoding and a trie for decoding?</text:p>
        </text:list-item>
        <text:list-item>
          <text:p text:style-name="P3">You do not need to know the specifics of the binary representaiton of the Huffman trie. However, you should conceptually understand the idea of transmitting/reading the trie using an preorder traversal.</text:p>
        </text:list-item>
      </text:list>
      <text:p text:style-name="P9">LZW</text:p>
      <text:list xml:id="list8739005829234639520" text:style-name="L4">
        <text:list-item>
          <text:p text:style-name="P13">Basic idea: Fixed length codewords to represent variable length strings. More common characters are represented by shorter codewords.</text:p>
        </text:list-item>
        <text:list-item>
          <text:p text:style-name="P13">Why do we typically use a trie for encoding and an array for decoding?</text:p>
        </text:list-item>
        <text:list-item>
          <text:p text:style-name="P4">How do you handle the 'strange' case (where a codeword is seemingly not in the table during decoding)?</text:p>
        </text:list-item>
      </text:list>
      <text:h text:style-name="P19" text:outline-level="3">Recommended Problems</text:h>
      <text:h text:style-name="P17" text:outline-level="4">C level</text:h>
      <text:list xml:id="list124307522773593393" text:style-name="L5">
        <text:list-item>
          <text:p text:style-name="P14">Spring 2008 Final, #4</text:p>
        </text:list-item>
        <text:list-item>
          <text:p text:style-name="P14">Fall 2008 Final, #7</text:p>
        </text:list-item>
        <text:list-item>
          <text:p text:style-name="P14">Fall 2011 Final, #10b</text:p>
        </text:list-item>
        <text:list-item>
          <text:p text:style-name="P5">Textbook 5.5.3</text:p>
        </text:list-item>
      </text:list>
      <text:h text:style-name="P17" text:outline-level="4"><text:soft-page-break/>B level</text:h>
      <text:list xml:id="list8580810585574146027" text:style-name="L6">
        <text:list-item>
          <text:p text:style-name="P15">Fall 2011 Final, #10a</text:p>
        </text:list-item>
        <text:list-item>
          <text:p text:style-name="P15">Textbook 5.5.13</text:p>
        </text:list-item>
        <text:list-item>
          <text:p text:style-name="P6">Textbook 5.5.17</text:p>
        </text:list-item>
      </text:list>
      <text:h text:style-name="P17" text:outline-level="4">A level</text:h>
      <text:list xml:id="list5516542963687622332" text:style-name="L7">
        <text:list-item>
          <text:p text:style-name="P7">Fall 2012 Final, #13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4.3.5.2$Windows_x86 LibreOffice_project/3a87456aaa6a95c63eea1c1b3201acedf0751bd5</meta:generator>
    <dc:date>2015-01-20T16:27:19.515000000</dc:date>
    <meta:document-statistic meta:table-count="0" meta:image-count="0" meta:object-count="0" meta:page-count="2" meta:paragraph-count="34" meta:word-count="318" meta:character-count="1832" meta:non-whitespace-character-count="1572"/>
    <meta:user-defined meta:name="Info 1"/>
    <meta:user-defined meta:name="Info 2"/>
    <meta:user-defined meta:name="Info 3"/>
    <meta:user-defined meta:name="Info 4"/>
  </office:meta>
</office:document-meta>
</file>